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ções </text:p>
      <text:p text:style-name="Standard"/>
      <text:p text:style-name="P1">void alocaCharPtr( char ** ptr, int size, char * metodo, char * name){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s </meta:initial-creator>
    <meta:creation-date>2013-10-22T11:05:32</meta:creation-date>
    <dc:date>2013-10-22T11:06:09</dc:date>
    <dc:creator>labs </dc:creator>
    <meta:editing-duration>P0D</meta:editing-duration>
    <meta:editing-cycles>1</meta:editing-cycles>
    <meta:document-statistic meta:table-count="0" meta:image-count="0" meta:object-count="0" meta:page-count="1" meta:paragraph-count="2" meta:word-count="14" meta:character-count="79" meta:non-whitespace-character-count="66"/>
    <meta:generator>LibreOffice/3.5$Linux_x86 LibreOffice_project/350m1$Build-2</meta:generator>
  </office:meta>
</office:document-meta>
</file>